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fo:break-before="page" table:align="left"/>
    </style:style>
    <style:style style:name="Table1.A" style:family="table-column">
      <style:table-column-properties style:column-width="3.9903in"/>
    </style:style>
    <style:style style:name="Table1.B" style:family="table-column">
      <style:table-column-properties style:column-width="0.9785in"/>
    </style:style>
    <style:style style:name="Table1.C" style:family="table-column">
      <style:table-column-properties style:column-width="0.97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.9903in"/>
    </style:style>
    <style:style style:name="Table2.B" style:family="table-column">
      <style:table-column-properties style:column-width="0.9785in"/>
    </style:style>
    <style:style style:name="Table2.C" style:family="table-column">
      <style:table-column-properties style:column-width="0.979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ecc3" officeooo:paragraph-rsid="0014ecc3"/>
    </style:style>
    <style:style style:name="P2" style:family="paragraph" style:parent-style-name="Standard">
      <style:text-properties officeooo:rsid="0014ecc3" officeooo:paragraph-rsid="0015f4c1"/>
    </style:style>
    <style:style style:name="P3" style:family="paragraph" style:parent-style-name="Standard">
      <style:text-properties officeooo:rsid="0015f4c1" officeooo:paragraph-rsid="0015f4c1"/>
    </style:style>
    <style:style style:name="P4" style:family="paragraph" style:parent-style-name="Standard">
      <style:text-properties officeooo:rsid="0015f4c1" officeooo:paragraph-rsid="0016eea5"/>
    </style:style>
    <style:style style:name="P5" style:family="paragraph" style:parent-style-name="Standard">
      <style:text-properties officeooo:rsid="0015f4c1" officeooo:paragraph-rsid="00181bfa"/>
    </style:style>
    <style:style style:name="P6" style:family="paragraph" style:parent-style-name="Standard">
      <style:text-properties officeooo:rsid="0015f4c1" officeooo:paragraph-rsid="0026d8d6"/>
    </style:style>
    <style:style style:name="P7" style:family="paragraph" style:parent-style-name="Standard">
      <style:text-properties officeooo:rsid="0016525a" officeooo:paragraph-rsid="0016525a"/>
    </style:style>
    <style:style style:name="P8" style:family="paragraph" style:parent-style-name="Standard">
      <style:text-properties officeooo:rsid="00172131" officeooo:paragraph-rsid="00172131"/>
    </style:style>
    <style:style style:name="P9" style:family="paragraph" style:parent-style-name="Standard">
      <style:text-properties officeooo:rsid="00172131" officeooo:paragraph-rsid="00181bfa"/>
    </style:style>
    <style:style style:name="P10" style:family="paragraph" style:parent-style-name="Standard">
      <style:text-properties officeooo:rsid="00181bfa" officeooo:paragraph-rsid="00181bfa"/>
    </style:style>
    <style:style style:name="P11" style:family="paragraph" style:parent-style-name="Standard">
      <style:text-properties officeooo:paragraph-rsid="00181bfa"/>
    </style:style>
    <style:style style:name="P12" style:family="paragraph" style:parent-style-name="Standard">
      <style:text-properties officeooo:rsid="001988cf" officeooo:paragraph-rsid="001988cf"/>
    </style:style>
    <style:style style:name="P13" style:family="paragraph" style:parent-style-name="Standard">
      <style:text-properties officeooo:rsid="001cdd7c" officeooo:paragraph-rsid="001cdd7c"/>
    </style:style>
    <style:style style:name="P14" style:family="paragraph" style:parent-style-name="Standard">
      <style:text-properties officeooo:rsid="001d5cc4" officeooo:paragraph-rsid="001d5cc4"/>
    </style:style>
    <style:style style:name="P15" style:family="paragraph" style:parent-style-name="Standard">
      <style:text-properties style:font-name="Courier New" fo:font-size="11pt" officeooo:rsid="001cdd7c" officeooo:paragraph-rsid="001cdd7c" style:font-size-asian="11pt" style:font-size-complex="11pt"/>
    </style:style>
    <style:style style:name="P16" style:family="paragraph" style:parent-style-name="Standard">
      <style:text-properties style:font-name="Courier New" officeooo:rsid="001cdd7c" officeooo:paragraph-rsid="001cdd7c"/>
    </style:style>
    <style:style style:name="P17" style:family="paragraph" style:parent-style-name="Standard">
      <style:text-properties style:font-name="Courier New" fo:font-size="10pt" officeooo:rsid="001cdd7c" officeooo:paragraph-rsid="001cdd7c" style:font-size-asian="10pt" style:font-size-complex="10pt"/>
    </style:style>
    <style:style style:name="P18" style:family="paragraph" style:parent-style-name="Standard">
      <style:text-properties officeooo:rsid="001eeb84" officeooo:paragraph-rsid="001eeb84"/>
    </style:style>
    <style:style style:name="P19" style:family="paragraph" style:parent-style-name="Standard">
      <style:text-properties officeooo:rsid="001f1b7e" officeooo:paragraph-rsid="001f1b7e"/>
    </style:style>
    <style:style style:name="P20" style:family="paragraph" style:parent-style-name="Standard">
      <style:text-properties officeooo:rsid="001f72f9" officeooo:paragraph-rsid="001f72f9"/>
    </style:style>
    <style:style style:name="P21" style:family="paragraph" style:parent-style-name="Standard">
      <style:text-properties officeooo:rsid="0016eea5" officeooo:paragraph-rsid="0016eea5"/>
    </style:style>
    <style:style style:name="P22" style:family="paragraph" style:parent-style-name="Standard">
      <style:text-properties officeooo:rsid="0016eea5" officeooo:paragraph-rsid="0015f4c1"/>
    </style:style>
    <style:style style:name="P23" style:family="paragraph" style:parent-style-name="Standard">
      <style:text-properties officeooo:rsid="0016eea5" officeooo:paragraph-rsid="00181bfa"/>
    </style:style>
    <style:style style:name="P24" style:family="paragraph" style:parent-style-name="Standard">
      <style:text-properties officeooo:rsid="002135f5" officeooo:paragraph-rsid="002135f5"/>
    </style:style>
    <style:style style:name="P25" style:family="paragraph" style:parent-style-name="Standard">
      <style:text-properties officeooo:rsid="002495ee" officeooo:paragraph-rsid="002495ee"/>
    </style:style>
    <style:style style:name="P26" style:family="paragraph" style:parent-style-name="Standard">
      <style:text-properties officeooo:rsid="0026d8d6" officeooo:paragraph-rsid="0015f4c1"/>
    </style:style>
    <style:style style:name="P27" style:family="paragraph" style:parent-style-name="Standard">
      <style:text-properties officeooo:rsid="0026d8d6" officeooo:paragraph-rsid="0026d8d6"/>
    </style:style>
    <style:style style:name="P28" style:family="paragraph" style:parent-style-name="Standard">
      <style:text-properties officeooo:rsid="0026d8d6" officeooo:paragraph-rsid="00283822"/>
    </style:style>
    <style:style style:name="P29" style:family="paragraph" style:parent-style-name="Standard">
      <style:text-properties officeooo:rsid="0028863b" officeooo:paragraph-rsid="0028863b"/>
    </style:style>
    <style:style style:name="P30" style:family="paragraph" style:parent-style-name="Standard">
      <style:text-properties officeooo:rsid="0028863b" officeooo:paragraph-rsid="002a20dc"/>
    </style:style>
    <style:style style:name="P31" style:family="paragraph" style:parent-style-name="Standard">
      <style:text-properties officeooo:rsid="002a20dc" officeooo:paragraph-rsid="002a20dc"/>
    </style:style>
    <style:style style:name="P32" style:family="paragraph" style:parent-style-name="Standard">
      <style:text-properties officeooo:rsid="00283822" officeooo:paragraph-rsid="00283822"/>
    </style:style>
    <style:style style:name="P33" style:family="paragraph" style:parent-style-name="Standard">
      <style:text-properties officeooo:rsid="002c721b" officeooo:paragraph-rsid="002c721b"/>
    </style:style>
    <style:style style:name="P34" style:family="paragraph" style:parent-style-name="Standard">
      <style:paragraph-properties fo:padding="0.0201in" fo:border="0.06pt solid #000000" style:shadow="none"/>
      <style:text-properties officeooo:rsid="0014ecc3" officeooo:paragraph-rsid="0014ecc3"/>
    </style:style>
    <style:style style:name="P35" style:family="paragraph" style:parent-style-name="Text_20_body">
      <style:text-properties officeooo:rsid="0025a959" officeooo:paragraph-rsid="0025a959"/>
    </style:style>
    <style:style style:name="P36" style:family="paragraph" style:parent-style-name="Standard" style:list-style-name="L1">
      <style:text-properties officeooo:rsid="0014ecc3" officeooo:paragraph-rsid="0014ecc3"/>
    </style:style>
    <style:style style:name="P37" style:family="paragraph" style:parent-style-name="Heading_20_1">
      <style:text-properties officeooo:rsid="0015f4c1" officeooo:paragraph-rsid="0015f4c1"/>
    </style:style>
    <style:style style:name="P38" style:family="paragraph" style:parent-style-name="Heading_20_1">
      <style:text-properties officeooo:paragraph-rsid="00181bfa"/>
    </style:style>
    <style:style style:name="P39" style:family="paragraph" style:parent-style-name="Heading_20_2">
      <style:text-properties officeooo:rsid="002352bf" officeooo:paragraph-rsid="002352bf"/>
    </style:style>
    <style:style style:name="P4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6525a"/>
    </style:style>
    <style:style style:name="T2" style:family="text">
      <style:text-properties officeooo:rsid="0016eea5"/>
    </style:style>
    <style:style style:name="T3" style:family="text">
      <style:text-properties officeooo:rsid="0019e7ad"/>
    </style:style>
    <style:style style:name="T4" style:family="text">
      <style:text-properties officeooo:rsid="001b21ab"/>
    </style:style>
    <style:style style:name="T5" style:family="text">
      <style:text-properties officeooo:rsid="001cdd7c"/>
    </style:style>
    <style:style style:name="T6" style:family="text">
      <style:text-properties officeooo:rsid="001d5cc4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5f16c" style:font-style-asian="italic" style:font-style-complex="italic"/>
    </style:style>
    <style:style style:name="T10" style:family="text">
      <style:text-properties officeooo:rsid="0028863b"/>
    </style:style>
    <style:style style:name="T11" style:family="text">
      <style:text-properties officeooo:rsid="002a20d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cking ccrypt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1"><text:a xlink:type="simple" xlink:href="#__RefHeading___Toc1534_1642471502" text:style-name="Index_20_Link" text:visited-style-name="Index_20_Link">Introduction<text:tab/>1</text:a></text:p>
          <text:p text:style-name="P41"><text:a xlink:type="simple" xlink:href="#__RefHeading___Toc1536_1642471502" text:style-name="Index_20_Link" text:visited-style-name="Index_20_Link">Code Modification<text:tab/>1</text:a></text:p>
          <text:p text:style-name="P40"><text:a xlink:type="simple" xlink:href="#__RefHeading___Toc1538_1642471502" text:style-name="Index_20_Link" text:visited-style-name="Index_20_Link">1. add new command line keyword, "-n" and apposition phrase<text:tab/>1</text:a></text:p>
          <text:p text:style-name="P40"><text:a xlink:type="simple" xlink:href="#__RefHeading___Toc1540_1642471502" text:style-name="Index_20_Link" text:visited-style-name="Index_20_Link">2. add a new 'mode' SCAN into const char *mode[] = { .... }<text:tab/>1</text:a></text:p>
          <text:p text:style-name="P40"><text:a xlink:type="simple" xlink:href="#__RefHeading___Toc1542_1642471502" text:style-name="Index_20_Link" text:visited-style-name="Index_20_Link">3. add fprintf line about scan<text:tab/>2</text:a></text:p>
          <text:p text:style-name="P40"><text:a xlink:type="simple" xlink:href="#__RefHeading___Toc1544_1642471502" text:style-name="Index_20_Link" text:visited-style-name="Index_20_Link">4. add char 'n' to 'shortopts'<text:tab/>2</text:a></text:p>
          <text:p text:style-name="P40"><text:a xlink:type="simple" xlink:href="#__RefHeading___Toc1546_1642471502" text:style-name="Index_20_Link" text:visited-style-name="Index_20_Link">5. add lines to 'main.c'<text:tab/>2</text:a></text:p>
          <text:p text:style-name="P40"><text:a xlink:type="simple" xlink:href="#__RefHeading___Toc1548_1642471502" text:style-name="Index_20_Link" text:visited-style-name="Index_20_Link">6. add lines to struct cmdline in main.h<text:tab/>2</text:a></text:p>
          <text:p text:style-name="P40"><text:a xlink:type="simple" xlink:href="#__RefHeading___Toc1550_1642471502" text:style-name="Index_20_Link" text:visited-style-name="Index_20_Link">6. add lines to ccryptlib.h:<text:tab/>2</text:a></text:p>
          <text:p text:style-name="P40"><text:a xlink:type="simple" xlink:href="#__RefHeading___Toc1552_1642471502" text:style-name="Index_20_Link" text:visited-style-name="Index_20_Link">7. write new function cckeyscan() that reads 32 bytes at a time, checks the<text:tab/>2</text:a></text:p>
          <text:p text:style-name="P40"><text:a xlink:type="simple" xlink:href="#__RefHeading___Toc1554_1642471502" text:style-name="Index_20_Link" text:visited-style-name="Index_20_Link">8. modify function streamhandler to seek forward cmd.xxxx bytes in the file, and to stop<text:tab/>3</text:a></text:p>
          <text:p text:style-name="P41"><text:a xlink:type="simple" xlink:href="#__RefHeading___Toc1556_1642471502" text:style-name="Index_20_Link" text:visited-style-name="Index_20_Link">Testing/Timing<text:tab/>4</text:a></text:p>
          <text:p text:style-name="P40"><text:a xlink:type="simple" xlink:href="#__RefHeading___Toc1558_1642471502" text:style-name="Index_20_Link" text:visited-style-name="Index_20_Link">Test Construction<text:tab/>4</text:a></text:p>
          <text:p text:style-name="P40"><text:a xlink:type="simple" xlink:href="#__RefHeading___Toc1560_1642471502" text:style-name="Index_20_Link" text:visited-style-name="Index_20_Link">Test Instructions<text:tab/>4</text:a></text:p>
          <text:p text:style-name="P40"><text:a xlink:type="simple" xlink:href="#__RefHeading___Toc1562_1642471502" text:style-name="Index_20_Link" text:visited-style-name="Index_20_Link">Test Results<text:tab/>4</text:a></text:p>
          <text:p text:style-name="P41"><text:a xlink:type="simple" xlink:href="#__RefHeading___Toc1564_1642471502" text:style-name="Index_20_Link" text:visited-style-name="Index_20_Link">Scan Results<text:tab/>5</text:a></text:p>
          <text:p text:style-name="P41"><text:a xlink:type="simple" xlink:href="#__RefHeading___Toc1566_1642471502" text:style-name="Index_20_Link" text:visited-style-name="Index_20_Link">Additional Web References<text:tab/>6</text:a></text:p>
        </text:index-body>
      </text:table-of-content>
      <text:p text:style-name="P1"/>
      <text:h text:style-name="Heading_20_1" text:outline-level="1"><text:bookmark-start text:name="__RefHeading___Toc1534_1642471502"/>Introduction<text:bookmark-end text:name="__RefHeading___Toc1534_1642471502"/></text:h>
      <text:p text:style-name="P2">hacking ccrypt to provide ability to scan through a file looking</text:p>
      <text:p text:style-name="P2">for IV that matches a given key. <text:s/>this is in the interest of recovering</text:p>
      <text:p text:style-name="P2">'cpt' (encrypted) files from a 1 TB external HD whose NTFS FAT was </text:p>
      <text:p text:style-name="P2">overwritten by mistake.</text:p>
      <text:p text:style-name="P2"/>
      <text:h text:style-name="Heading_20_1" text:outline-level="1"><text:bookmark-start text:name="__RefHeading___Toc1536_1642471502"/>Code Modification<text:bookmark-end text:name="__RefHeading___Toc1536_1642471502"/></text:h>
      <text:p text:style-name="P3"/>
      <text:p text:style-name="P1"/>
      <text:h text:style-name="Heading_20_2" text:outline-level="2"><text:bookmark-start text:name="__RefHeading___Toc1538_1642471502"/>1. <text:s/>add new command line keyword, "-n" and apposition phrase<text:bookmark-end text:name="__RefHeading___Toc1538_1642471502"/></text:h>
      <text:p text:style-name="P20">See line 83 of ‘main.c’. </text:p>
      <text:h text:style-name="Heading_20_2" text:outline-level="2"><text:bookmark-start text:name="__RefHeading___Toc1540_1642471502"/>2. <text:s/>add a new 'mode' SCAN into const char *mode[] = { .... }<text:bookmark-end text:name="__RefHeading___Toc1540_1642471502"/></text:h>
      <text:p text:style-name="P35">Line 124 of main.c </text:p>
      <text:h text:style-name="Heading_20_2" text:outline-level="2"><text:bookmark-start text:name="__RefHeading___Toc1542_1642471502"/><text:soft-page-break/>3. <text:s/>add fprintf line about scan<text:bookmark-end text:name="__RefHeading___Toc1542_1642471502"/></text:h>
      <text:h text:style-name="Heading_20_2" text:outline-level="2"><text:bookmark-start text:name="__RefHeading___Toc1544_1642471502"/>4. <text:s/>add char 'n' to 'shortopts' <text:bookmark-end text:name="__RefHeading___Toc1544_1642471502"/></text:h>
      <text:h text:style-name="Heading_20_2" text:outline-level="2"><text:bookmark-start text:name="__RefHeading___Toc1546_1642471502"/>5. add lines to 'main.c'<text:bookmark-end text:name="__RefHeading___Toc1546_1642471502"/></text:h>
      <text:p text:style-name="P1">362a368,371</text:p>
      <text:p text:style-name="P1">&gt; <text:s text:c="4"/>case 'n':</text:p>
      <text:p text:style-name="P1">&gt; <text:s text:c="6"/>cmd.scan = 1;</text:p>
      <text:p text:style-name="P1">&gt; <text:s text:c="6"/>cmd.mode = SCAN; </text:p>
      <text:p text:style-name="P1">&gt; <text:s text:c="6"/>break;</text:p>
      <text:p text:style-name="P1">598a608,616</text:p>
      <text:p text:style-name="P1">&gt; <text:s text:c="6"/>break;</text:p>
      <text:p text:style-name="P1">&gt; </text:p>
      <text:p text:style-name="P1">&gt; <text:s text:c="4"/>case SCAN:</text:p>
      <text:p text:style-name="P1">&gt; <text:s text:c="6"/>/*</text:p>
      <text:p text:style-name="P1">&gt; <text:s text:c="6"/>r = cckeyscan_streams(stdin, stdout, cmd.keyword);</text:p>
      <text:p text:style-name="P1">&gt; <text:s text:c="6"/>*/</text:p>
      <text:p text:style-name="P1">&gt; <text:s text:c="6"/>fprintf(stderr, _("came to scan\n"));</text:p>
      <text:p text:style-name="P1">&gt; </text:p>
      <text:p text:style-name="P1">&gt; <text:s text:c="6"/>r = cckeyscan_streams(stdin, NULL, cmd.keyword);</text:p>
      <text:h text:style-name="P39" text:outline-level="2"><text:bookmark-start text:name="__RefHeading___Toc1548_1642471502"/>6. <text:s/>add lines to struct cmdline in main.h<text:bookmark-end text:name="__RefHeading___Toc1548_1642471502"/></text:h>
      <text:p text:style-name="Standard"><text:s text:c="2"/>int scan; <text:s text:c="9"/>/* scan the file for iv that matches key */</text:p>
      <text:p text:style-name="Standard"><text:s text:c="2"/>int seekbytes; <text:s text:c="4"/>/* number of bytes to seek into file */</text:p>
      <text:p text:style-name="Standard"><text:s text:c="2"/>int totalbytes; <text:s text:c="3"/>/* max total bytes to process */ <text:span text:style-name="T8">* </text:span><text:span text:style-name="T9">need no-stop default *</text:span></text:p>
      <text:h text:style-name="Heading_20_2" text:outline-level="2"><text:bookmark-start text:name="__RefHeading___Toc1550_1642471502"/>6. <text:s/>add lines to ccryptlib.h:<text:bookmark-end text:name="__RefHeading___Toc1550_1642471502"/></text:h>
      <text:p text:style-name="P1"><text:s text:c="2"/>(note that additional 'state' variables can be held in the stream structure. )</text:p>
      <text:p text:style-name="P1">diff -r1.1 ccryptlib.h</text:p>
      <text:p text:style-name="P1">21a22</text:p>
      <text:p text:style-name="P1">&gt; <text:s text:c="2"/>unsigned int <text:s/>stream_position; /* position in entire stream. */ </text:p>
      <text:p text:style-name="P1">39c40,41</text:p>
      <text:p text:style-name="P1">&lt; </text:p>
      <text:p text:style-name="P1">---</text:p>
      <text:p text:style-name="P1">&gt; int cckeyscan <text:s text:c="4"/>(ccrypt_stream_t *b);</text:p>
      <text:p text:style-name="P1">&gt; int cckeyscan_end (ccrypt_stream_t *b);</text:p>
      <text:p text:style-name="P1"><text:tab/></text:p>
      <text:h text:style-name="Heading_20_2" text:outline-level="2"><text:bookmark-start text:name="__RefHeading___Toc1552_1642471502"/>7. <text:s/>write new function cckeyscan() that reads 32 bytes at a time, checks the<text:bookmark-end text:name="__RefHeading___Toc1552_1642471502"/></text:h>
      <text:p text:style-name="P1"><text:s/>first 4 for a 'good' IV with given key. </text:p>
      <text:h text:style-name="Heading_20_2" text:outline-level="2"><text:bookmark-start text:name="__RefHeading___Toc1554_1642471502"/><text:soft-page-break/>8. <text:s/>modify function <text:span text:style-name="T5">streamhandler</text:span> to seek forward cmd.xxxx <text:span text:style-name="T5">bytes</text:span> in the file, and to stop<text:bookmark-end text:name="__RefHeading___Toc1554_1642471502"/></text:h>
      <text:p text:style-name="P1"/>
      <text:p text:style-name="P13">Seek where we read <text:span text:style-name="T6">the file, as follows after line <text:s text:c="2"/>“b→avail_in = 0;”:</text:span></text:p>
      <text:p text:style-name="P14"/>
      <text:p text:style-name="P16"><text:s/><text:span text:style-name="T7"><text:s/>/* <text:s/>if cmd.seek_to then perform lseek here */</text:span></text:p>
      <text:p text:style-name="P17"/>
      <text:p text:style-name="P15"><text:s text:c="2"/>if (cmd.lseek) {</text:p>
      <text:p text:style-name="P15"><text:s text:c="4"/>r = lseek(fin, cmd.lseek, 0);</text:p>
      <text:p text:style-name="P15"><text:s text:c="4"/>if (r || ferror(fin)) {</text:p>
      <text:p text:style-name="P15"><text:s text:c="6"/>fprintf("error on lseek\n");</text:p>
      <text:p text:style-name="P15"><text:s text:c="6"/>r = -3;</text:p>
      <text:p text:style-name="P15"><text:s text:c="6"/>goto error;</text:p>
      <text:p text:style-name="P15"><text:s text:c="4"/>}</text:p>
      <text:p text:style-name="P15"><text:s text:c="2"/>/* <text:s/>keep running totalof bytes; totalbytes = 0 */</text:p>
      <text:p text:style-name="P15"><text:s text:c="2"/>totalbytes = 0; </text:p>
      <text:p text:style-name="P15"><text:s text:c="2"/></text:p>
      <text:p text:style-name="P15"><text:s text:c="2"/>while (1) {</text:p>
      <text:p text:style-name="P15"><text:s text:c="4"/>/* ( if totalbytes &gt; cmd.totalbytes ) break; */</text:p>
      <text:p text:style-name="P15"><text:s text:c="4"/>/* fill input buffer */</text:p>
      <text:p text:style-name="P15"><text:s text:c="4"/>if (b-&gt;avail_in == 0 &amp;&amp; !eof) {</text:p>
      <text:p text:style-name="P15"><text:s text:c="6"/>r = fread(inbuf, 1, INBUFSIZE, fin);</text:p>
      <text:p text:style-name="P15"><text:s text:c="6"/>b-&gt;next_in = &amp;inbuf[0];</text:p>
      <text:p text:style-name="P15"><text:s text:c="6"/>b-&gt;avail_in = r;</text:p>
      <text:p text:style-name="P15"><text:s text:c="6"/>totalbytes += r;</text:p>
      <text:p text:style-name="P13"/>
      <text:p text:style-name="P18">Also, add variables as needed:</text:p>
      <text:p text:style-name="P18">int r, totalbytes at line 264.</text:p>
      <text:p text:style-name="P1"/>
      <text:p text:style-name="P1"><text:s text:c="2"/>after cmd.yyyyyy, where yyyyy-xxxxxx is a multiple of 32. <text:s/></text:p>
      <text:p text:style-name="P1"><text:s/>see following guidance for using 'lseek':</text:p>
      <text:p text:style-name="P1">https://linuxhint.com/use-lseek-system-call-c/</text:p>
      <text:p text:style-name="P1">and</text:p>
      <text:p text:style-name="P1"><text:s/>#include "syscalls.h"</text:p>
      <text:p text:style-name="P1"/>
      <text:p text:style-name="P34"><text:s text:c="3"/>/*get: <text:s/>read n bytes from position pos */</text:p>
      <text:p text:style-name="P34"><text:s text:c="3"/>int get(int fd, long pos, char *buf, int n)</text:p>
      <text:p text:style-name="P34"><text:s text:c="3"/>{</text:p>
      <text:p text:style-name="P34"><text:s text:c="7"/>if (lseek(fd, pos, 0) &gt;= 0) /* get to pos */</text:p>
      <text:p text:style-name="P34"><text:s text:c="11"/>return read(fd, buf, n);</text:p>
      <text:p text:style-name="P34"><text:s text:c="7"/>else</text:p>
      <text:p text:style-name="P34"><text:s text:c="11"/>return -1;</text:p>
      <text:p text:style-name="P34"><text:s text:c="3"/>}</text:p>
      <text:p text:style-name="P34">you should 'malloc' the char *buf before the call, of course!</text:p>
      <text:p text:style-name="P34">will be on the order of Mbytes, I believe.</text:p>
      <text:p text:style-name="P1"/>
      <text:p text:style-name="P24">But no! <text:s/>We should use ‘fseek’!!!!!</text:p>
      <text:p text:style-name="P24"/>
      <text:p text:style-name="P25"><text:soft-page-break/>6/3/22 to do: put in keyword and short letter for ‘fseek’ bytes. <text:s/>Then test in ‘ddd’.<text:line-break/> <text:s/>Put in keyword and short letter for max bytes. <text:s/>Test in CLI with couple of different length files and limits. <text:s/></text:p>
      <text:p text:style-name="P25"><text:s text:c="2"/>Plan the search ‘strategy’, and test using system monitor on smaller extents, using the smaller max bytes, with 4 different processes trying it. <text:s text:c="2"/>See what the throughput is. </text:p>
      <text:p text:style-name="P1"/>
      <text:h text:style-name="P37" text:outline-level="1"><text:bookmark-start text:name="__RefHeading___Toc1556_1642471502"/>Testing/Timing <text:bookmark-end text:name="__RefHeading___Toc1556_1642471502"/></text:h>
      <text:h text:style-name="Heading_20_2" text:outline-level="2"><text:bookmark-start text:name="__RefHeading___Toc1558_1642471502"/>Test Construction<text:bookmark-end text:name="__RefHeading___Toc1558_1642471502"/></text:h>
      <text:p text:style-name="P3"/>
      <text:p text:style-name="P3">dd if=/dev/urandom of=../rand801 bs=32 count=27</text:p>
      <text:p text:style-name="P3">dd if=/dev/urandom of=rand53 bs=1 count=53</text:p>
      <text:p text:style-name="P3">dd if=/dev/urandom of=../rand511 bs=1 count=511</text:p>
      <text:p text:style-name="P3"/>
      <text:h text:style-name="Heading_20_2" text:outline-level="2"><text:bookmark-start text:name="__RefHeading___Toc1560_1642471502"/>Test Instructions<text:bookmark-end text:name="__RefHeading___Toc1560_1642471502"/></text:h>
      <text:p text:style-name="P3"/>
      <text:p text:style-name="P3">./ccrypt -n -K buddhakarmamysticschmuck <text:s/>../test512.cpt</text:p>
      <text:p text:style-name="P7">read CLI output to see </text:p>
      <text:p text:style-name="P7">found matching key. position 512</text:p>
      <text:p text:style-name="P7"><text:s text:c="2"/>after stream position 0</text:p>
      <text:p text:style-name="P7">if these lines are missing, then no key was found. </text:p>
      <text:p text:style-name="P3"/>
      <text:h text:style-name="Heading_20_2" text:outline-level="2"><text:bookmark-start text:name="__RefHeading___Toc1562_1642471502"/>Test Results<text:bookmark-end text:name="__RefHeading___Toc1562_1642471502"/></text:h>
      <text:p text:style-name="P3"/>
      <text:p text:style-name="P3">* <text:span text:style-name="T1">all instances where key comes after an integer multiple of 32 bytes successfully identify the key</text:span></text:p>
      <text:p text:style-name="P3">* <text:span text:style-name="T1">instances where key comes after non-integer-multiple of 32 bytes do not identify key.</text:span></text:p>
      <text:p text:style-name="P3">* <text:span text:style-name="T2">using 992 byte input buffer</text:span></text:p>
      <text:p text:style-name="P3"/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8">File Genesis and Namr</text:p>
          </table:table-cell>
          <table:table-cell table:style-name="Table1.A1" office:value-type="string">
            <text:p text:style-name="P8">Size (bytes)</text:p>
          </table:table-cell>
          <table:table-cell table:style-name="Table1.A1" office:value-type="string">
            <text:p text:style-name="P8">Req’d time</text:p>
          </table:table-cell>
          <table:table-cell table:style-name="Table1.D1" office:value-type="string">
            <text:p text:style-name="P8">Throughput</text:p>
          </table:table-cell>
        </table:table-row>
        <table:table-row>
          <table:table-cell table:style-name="Table1.A2" office:value-type="string">
            <text:p text:style-name="P3">dd if=/dev/urandom of=../rand1M bs=1024 count=1024</text:p>
          </table:table-cell>
          <table:table-cell table:style-name="Table1.A2" office:value-type="string">
            <text:p text:style-name="P8">1,048576</text:p>
          </table:table-cell>
          <table:table-cell table:style-name="Table1.A2" office:value-type="string">
            <text:p text:style-name="P21">0:00:00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dd if=/dev/urandom of=../rand16M bs=4096 count=4096</text:p>
          </table:table-cell>
          <table:table-cell table:style-name="Table1.A2" office:value-type="string">
            <text:p text:style-name="P8">16,777,217</text:p>
          </table:table-cell>
          <table:table-cell table:style-name="Table1.A2" office:value-type="string">
            <text:p text:style-name="P22">0.478 sec</text:p>
          </table:table-cell>
          <table:table-cell table:style-name="Table1.D2" office:value-type="string">
            <text:p text:style-name="P8">35M/sec</text:p>
          </table:table-cell>
        </table:table-row>
        <table:table-row>
          <table:table-cell table:style-name="Table1.A2" office:value-type="string">
            <text:p text:style-name="P3">dd if=/dev/urandom of=../rand64M bs=8192 count=8192</text:p>
          </table:table-cell>
          <table:table-cell table:style-name="Table1.A2" office:value-type="string">
            <text:p text:style-name="P8">67,108.864</text:p>
          </table:table-cell>
          <table:table-cell table:style-name="Table1.A2" office:value-type="string">
            <text:p text:style-name="P22">1.89 sec</text:p>
          </table:table-cell>
          <table:table-cell table:style-name="Table1.D2" office:value-type="string">
            <text:p text:style-name="P8">34.448</text:p>
          </table:table-cell>
        </table:table-row>
        <table:table-row>
          <table:table-cell table:style-name="Table1.A2" office:value-type="string">
            <text:p text:style-name="P3">dd if=/dev/urandom of=../rand<text:span text:style-name="T2">256</text:span>M bs=16k count=16k</text:p>
          </table:table-cell>
          <table:table-cell table:style-name="Table1.A2" office:value-type="string">
            <text:p text:style-name="P8">268,435,456</text:p>
          </table:table-cell>
          <table:table-cell table:style-name="Table1.A2" office:value-type="string">
            <text:p text:style-name="P22">7.667 sec</text:p>
          </table:table-cell>
          <table:table-cell table:style-name="Table1.D2" office:value-type="string">
            <text:p text:style-name="P8">35.011M</text:p>
          </table:table-cell>
        </table:table-row>
      </table:table>
      <text:p text:style-name="P3"/>
      <text:p text:style-name="P8">Note: <text:s/>at this file length, it may require 1 TB / 35 M = 28561 seconds, or 7.9 hours. <text:s/></text:p>
      <text:p text:style-name="P8"/>
      <text:p text:style-name="P10">I have 16 Gbyte RAM. <text:s/>12 Gbytes are free. <text:s/>Thus <text:s/>one could increase the input buffer size. <text:s/>Now,</text:p>
      <text:p text:style-name="P10">#define FILEINBUFSIZE 10240</text:p>
      <text:p text:style-name="P10">We could quadruple this, perhaps. <text:s text:c="2"/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9">File Genesis and Nam<text:span text:style-name="T4">e</text:span></text:p>
          </table:table-cell>
          <table:table-cell table:style-name="Table2.A1" office:value-type="string">
            <text:p text:style-name="P9">Size (bytes)</text:p>
          </table:table-cell>
          <table:table-cell table:style-name="Table2.A1" office:value-type="string">
            <text:p text:style-name="P9">Req’d time</text:p>
          </table:table-cell>
          <table:table-cell table:style-name="Table2.D1" office:value-type="string">
            <text:p text:style-name="P9">Throughput</text:p>
          </table:table-cell>
        </table:table-row>
        <table:table-row>
          <table:table-cell table:style-name="Table2.A2" office:value-type="string">
            <text:p text:style-name="P5">dd if=/dev/urandom of=../rand<text:span text:style-name="T2">256</text:span>M bs=16k count=16k</text:p>
          </table:table-cell>
          <table:table-cell table:style-name="Table2.A2" office:value-type="string">
            <text:p text:style-name="P9">268,435,456</text:p>
          </table:table-cell>
          <table:table-cell table:style-name="Table2.A2" office:value-type="string">
            <text:p text:style-name="P23">7.667 sec</text:p>
          </table:table-cell>
          <table:table-cell table:style-name="Table2.D2" office:value-type="string">
            <text:p text:style-name="P9">35.011M</text:p>
          </table:table-cell>
        </table:table-row>
        <table:table-row>
          <table:table-cell table:style-name="Table2.A2" office:value-type="string">
            <text:p text:style-name="P10">Same but after ‘make’ with FILEINBUFFSIZE 1024000</text:p>
          </table:table-cell>
          <table:table-cell table:style-name="Table2.A2" office:value-type="string">
            <text:p text:style-name="P9">268,435,456</text:p>
          </table:table-cell>
          <table:table-cell table:style-name="Table2.A2" office:value-type="string">
            <text:p text:style-name="P12">7.58 sec</text:p>
          </table:table-cell>
          <table:table-cell table:style-name="Table2.D2" office:value-type="string">
            <text:p text:style-name="P12">35.4 M</text:p>
          </table:table-cell>
        </table:table-row>
      </table:table>
      <text:p text:style-name="Standard"/>
      <text:p text:style-name="P12">This helped only about 1 % with the throughput. <text:span text:style-name="T3">Looks like processing is the bottle neck versus disk IO. <text:s/>So IMO revert to original parameter values. <text:s/>(Try not to ‘break’ anyting. <text:s/>Also, this will avoid any memory overcommitments as one might encounter with parallel processing.) <text:s/></text:span></text:p>
      <text:p text:style-name="P12"/>
      <text:p text:style-name="P19">Test the seeking with prepared files. <text:s/></text:p>
      <text:p text:style-name="P19"/>
      <text:p text:style-name="P6"/>
      <text:h text:style-name="Heading_20_1" text:outline-level="1"><text:bookmark-start text:name="__RefHeading___Toc1564_1642471502"/>Scan Results<text:bookmark-end text:name="__RefHeading___Toc1564_1642471502"/></text:h>
      <text:p text:style-name="P27"/>
      <text:p text:style-name="P27">Here is an early result, after correcting the strean position data types to ‘unsigned long int’</text:p>
      <text:p text:style-name="P27"/>
      <text:p text:style-name="P27">found matching key. position 0</text:p>
      <text:p text:style-name="P27"><text:s text:c="2"/>after stream position 136256174752</text:p>
      <text:p text:style-name="P27">found matching key. position 0</text:p>
      <text:p text:style-name="P27">^C</text:p>
      <text:p text:style-name="P27"/>
      <text:p text:style-name="P27">real <text:s text:c="3"/>68m57.005s</text:p>
      <text:p text:style-name="P27">user <text:s text:c="3"/>65m17.758s</text:p>
      <text:p text:style-name="P27">sys <text:s text:c="4"/>0m56.966s</text:p>
      <text:p text:style-name="P27"/>
      <text:p text:style-name="P27">There is a problem, however. <text:s text:c="2"/>The end message repeats endlessly. <text:s/>So there are very provisional results. <text:s/>I will nonetheless <text:s/>do a ‘dd’ excision of say 100 megabytes of the file, starting the from position above, <text:s text:c="2"/>BTW, it is 32 x 4258005461. <text:s/>That indicates I should use bs=32 for the ‘dd’ operation. <text:s/></text:p>
      <text:p text:style-name="P27"/>
      <text:p text:style-name="P27">The plan is to excise bytes, then apply ‘ccrypt’ decrypting with the same key, saving the output to a file. <text:s/>Then use ‘photorec’ on that file to see if any extractable file(s) emerge(s). <text:s/></text:p>
      <text:p text:style-name="P27"/>
      <text:p text:style-name="P27"/>
      <text:p text:style-name="P29"><text:soft-page-break/>pushd testwork</text:p>
      <text:p text:style-name="P27">dd if=/media/cae/Seagate/Tosh<text:span text:style-name="T10">Rebuild</text:span>/tosh<text:span text:style-name="T10">iba.full</text:span>.img of=findNo1.cpt bs=32 skip=4258005461 count=625000</text:p>
      <text:p text:style-name="P27">ccdecrypt -K xxxxx findNo1.cpt</text:p>
      <text:p text:style-name="P27">photorec findNo1</text:p>
      <text:p text:style-name="P27"/>
      <text:p text:style-name="P30">bad news: <text:s/>nothing found; no files saved. <text:s/>‘strings findNo1’ showed no signature information, no recognizable strings. <text:s/>Will move on to the next ‘find’. <text:s text:c="2"/>Also, noticed the repeating exit condition with the ‘dd’ truncated file above. These are things to address! <text:s/><text:span text:style-name="T11">Based on this early result, you’ll want to scan past it, “just” past it. <text:s/>And try again. <text:s/>This amounts to about 135 Gbytes, I believe: <text:line-break/>136256174752 <text:s text:c="2"/>=&gt; <text:s/>136,256,174,752</text:span></text:p>
      <text:p text:style-name="P29"/>
      <text:p text:style-name="P31">you’</text:p>
      <text:p text:style-name="P27"/>
      <text:p text:style-name="P32">But you need to fix the end-problem! <text:s/>Try with successively larger input files. </text:p>
      <text:p text:style-name="P28"><text:s/></text:p>
      <text:h text:style-name="P38" text:outline-level="1"><text:bookmark-start text:name="__RefHeading___Toc1566_1642471502"/>Additional Web References<text:bookmark-end text:name="__RefHeading___Toc1566_1642471502"/></text:h>
      <text:p text:style-name="P3"/>
      <text:p text:style-name="P1">for searching in 1 TB maybe need GPU/parallel:</text:p>
      <text:list xml:id="list3896353847" text:style-name="L1">
        <text:list-item>
          <text:p text:style-name="P36">https://developer.nvidia.com/gpugems/gpugems3/part-vi-gpu-computing/chapter-36-aes-encryption-and-decryption-gpu</text:p>
        </text:list-item>
        <text:list-item>
          <text:p text:style-name="P36">https://www.ijser.org/paper/ACCELERATING-ENCRYPTION-DECRYPTION-USING-GPUS-FOR-AES-ALGORITHM.html</text:p>
        </text:list-item>
        <text:list-item>
          <text:p text:style-name="P36">https://github.com/Skycker/AES</text:p>
        </text:list-item>
        <text:list-item>
          <text:p text:style-name="P36">https://github.com/search?q=AES+GPU&amp;type=</text:p>
        </text:list-item>
        <text:list-item>
          <text:p text:style-name="P36">https://github.com/micallef25/GPU-AES-Encryption</text:p>
        </text:list-item>
        <text:list-item>
          <text:p text:style-name="P36">https://github.com/PaulPauls/AES_on_RPi_GPU</text:p>
        </text:list-item>
        <text:list-item>
          <text:p text:style-name="P36">https://github.com/zorawar87/cuda-aes-encryption</text:p>
        </text:list-item>
        <text:list-item>
          <text:p text:style-name="P36">https://github.com/andrea29292/GPU_AES</text:p>
        </text:list-item>
        <text:list-item>
          <text:p text:style-name="P36">https://github.com/moep0/aes_gpu <text:s text:c="2"/>(careful. lotsa chinese)</text:p>
        </text:list-item>
        <text:list-item>
          <text:p text:style-name="P36">https://github.com/willstruggle/AES-accelerated-by-GPU-CUDA- <text:s text:c="2"/>(do look at this! 'nvcc')</text:p>
        </text:list-item>
        <text:list-item>
          <text:p text:style-name="P36">110 gbps achieved? that would make search problem feasible!</text:p>
        </text:list-item>
      </text:list>
      <text:p text:style-name="P1"/>
      <text:p text:style-name="P1"/>
      <text:p text:style-name="P1"/>
      <text:p text:style-name="P33">6/8/22 I still lmust visit the non-512 byte loci to see if there are any possibiilties, especially the ones that were on a 256 multiple. <text:s/>I still don’t have all the cpt files that I think I should have.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2T13:46:59.471902917</meta:creation-date>
    <dc:date>2022-06-16T14:11:57.469631509</dc:date>
    <meta:editing-duration>PT7H33M16S</meta:editing-duration>
    <meta:editing-cycles>18</meta:editing-cycles>
    <meta:generator>LibreOffice/6.0.7.3$Linux_X86_64 LibreOffice_project/00m0$Build-3</meta:generator>
    <meta:document-statistic meta:table-count="2" meta:image-count="0" meta:object-count="0" meta:page-count="6" meta:paragraph-count="190" meta:word-count="1200" meta:character-count="7822" meta:non-whitespace-character-count="6488"/>
  </office:meta>
</office:document-meta>
</file>